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lorProfile.bind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orProfile.getSr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file.validateChildNode( Locator loc , String nsURI , String local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lorProfile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file.getRenderingI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file.ColorProfile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file.getColorPro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lorProfile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